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2000001B38AA0C41B7CDEC440.png" manifest:media-type="image/png"/>
  <manifest:file-entry manifest:full-path="Pictures/100000000000017A000001AB8B0FE79AD6A094E0.png" manifest:media-type="image/png"/>
  <manifest:file-entry manifest:full-path="Pictures/100000000000008D00000091447AE2F0FF867938.png" manifest:media-type="image/png"/>
  <manifest:file-entry manifest:full-path="Pictures/10000000000001AF000001ABB3D7533467E56C96.png" manifest:media-type="image/png"/>
  <manifest:file-entry manifest:full-path="Pictures/10000000000002A2000001450B4050633658A9F5.png" manifest:media-type="image/png"/>
  <manifest:file-entry manifest:full-path="Pictures/1000000000000078000000B29B49F900060D23DA.png" manifest:media-type="image/png"/>
  <manifest:file-entry manifest:full-path="Pictures/100000000000007D000000B1F4BD8FB570851B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1.34cm" fo:min-width="8.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51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1.28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1.634cm"/>
      <style:paragraph-properties style:writing-mode="lr-tb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8.1cm" fo:min-width="8.3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.8cm" fo:min-width="5.9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2.5cm" fo:min-width="5.25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212cm" fo:min-width="0.212cm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3" style:family="paragraph">
      <loext:graphic-properties draw:fill="none" draw:fill-color="#ffffff"/>
      <style:paragraph-properties fo:margin-left="0cm" fo:margin-right="0cm" fo:text-indent="0cm" style:writing-mode="lr-tb">
        <style:tab-stops>
          <style:tab-stop style:position="2.224cm"/>
        </style:tab-stops>
      </style:paragraph-properties>
      <style:text-properties style:font-name="Arial3" fo:font-size="10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>
        <style:tab-stops>
          <style:tab-stop style:position="2.319cm"/>
          <style:tab-stop style:position="4.41cm"/>
          <style:tab-stop style:position="6.027cm"/>
        </style:tab-stops>
      </style:paragraph-properties>
    </style:style>
    <style:style style:name="P6" style:family="paragraph">
      <loext:graphic-properties draw:fill="none" draw:fill-color="#ffffff"/>
      <style:paragraph-properties style:writing-mode="lr-tb">
        <style:tab-stops>
          <style:tab-stop style:position="2.319cm"/>
          <style:tab-stop style:position="4.41cm"/>
          <style:tab-stop style:position="6.027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9" style:family="paragraph">
      <loext:graphic-properties draw:fill="none"/>
    </style:style>
    <style:style style:name="T1" style:family="text">
      <style:text-properties style:font-name="Arial3" fo:font-size="10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style:font-name="Arial1" fo:font-size="6pt" style:font-name-asian="Arial1" style:font-size-asian="6pt" style:font-name-complex="Arial1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8.3cm" svg:height="8.05cm" svg:x="11.3cm" svg:y="1.923cm">
          <draw:image xlink:href="Pictures/100000000000008D00000091447AE2F0FF867938.png" xlink:type="simple" xlink:show="embed" xlink:actuate="onLoad" draw:mime-type="image/png">
            <text:p/>
          </draw:image>
        </draw:frame>
        <draw:frame draw:style-name="gr2" draw:text-style-name="P3" draw:layer="Frontdruck" svg:width="10.05cm" svg:height="1.34cm" svg:x="27.15cm" svg:y="19.21cm">
          <draw:text-box>
            <text:p text:style-name="P2"><text:span text:style-name="T1">Massstab</text:span><text:span text:style-name="T1"><text:tab/></text:span><text:span text:style-name="T1">1:1</text:span></text:p>
            <text:p text:style-name="P2"><text:span text:style-name="T1">File</text:span><text:span text:style-name="T1"><text:tab/></text:span><text:span text:style-name="T1"><text:file-name text:display="name">20220102a_casing</text:file-name></text:span></text:p>
            <text:p text:style-name="P2"><text:span text:style-name="T1">Autor</text:span><text:span text:style-name="T1"><text:tab/></text:span><text:span text:style-name="T1">Peter Märki</text:span></text:p>
          </draw:text-box>
        </draw:frame>
        <draw:frame draw:style-name="gr3" draw:text-style-name="P4" draw:layer="Frontdruck" svg:width="4.511cm" svg:height="0.395cm" svg:x="13.35cm" svg:y="1.378cm">
          <draw:text-box>
            <text:p>838156 <text:s text:c="3"/>83x81mm</text:p>
          </draw:text-box>
        </draw:frame>
        <draw:frame draw:style-name="gr4" draw:text-style-name="P6" draw:layer="Frontdruck" svg:width="1.287cm" svg:height="0.568cm" svg:x="33.813cm" svg:y="19.582cm">
          <draw:text-box>
            <text:p text:style-name="P5"><text:span text:style-name="T2">+10V</text:span></text:p>
          </draw:text-box>
        </draw:frame>
        <draw:frame draw:style-name="gr5" draw:text-style-name="P8" draw:layer="Frontdruck" svg:width="1.634cm" svg:height="0.5cm" svg:x="30.35cm" svg:y="18.4cm">
          <draw:text-box>
            <text:p text:style-name="P7"><text:span text:style-name="T3">OUTPUT</text:span></text:p>
            <text:p text:style-name="P7"><text:span text:style-name="T3">impedance 47</text:span><text:span text:style-name="T4">Ω</text:span></text:p>
          </draw:text-box>
        </draw:frame>
        <draw:frame draw:style-name="gr6" draw:text-style-name="P1" draw:layer="layout" svg:width="5.2cm" svg:height="2.507cm" svg:x="12.65cm" svg:y="3.616cm">
          <draw:image xlink:href="Pictures/10000000000002A2000001450B4050633658A9F5.png" xlink:type="simple" xlink:show="embed" xlink:actuate="onLoad" draw:mime-type="image/png">
            <text:p/>
          </draw:image>
        </draw:frame>
        <draw:frame draw:style-name="gr6" draw:text-style-name="P1" draw:layer="layout" svg:width="8.001cm" svg:height="9.038cm" svg:x="27.799cm" svg:y="9.062cm">
          <draw:image xlink:href="Pictures/100000000000017A000001AB8B0FE79AD6A094E0.png" xlink:type="simple" xlink:show="embed" xlink:actuate="onLoad" draw:mime-type="image/png">
            <text:p/>
          </draw:image>
        </draw:frame>
        <draw:custom-shape draw:style-name="gr7" draw:text-style-name="P1" draw:layer="layout" svg:width="8.3cm" svg:height="8.1cm" svg:x="11.3cm" svg:y="1.923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6.8cm" svg:height="10cm" svg:x="20.55cm" svg:y="1.823cm">
          <draw:image xlink:href="Pictures/1000000000000078000000B29B49F900060D23DA.png" xlink:type="simple" xlink:show="embed" xlink:actuate="onLoad" draw:mime-type="image/png">
            <text:p/>
          </draw:image>
        </draw:frame>
        <draw:frame draw:style-name="gr3" draw:text-style-name="P4" draw:layer="layout" svg:width="4.511cm" svg:height="0.395cm" svg:x="21.2cm" svg:y="1.273cm">
          <draw:text-box>
            <text:p>1006850 <text:s text:c="3"/>68x100mm</text:p>
          </draw:text-box>
        </draw:frame>
        <draw:frame draw:style-name="gr6" draw:text-style-name="P1" draw:layer="layout" svg:width="5.2cm" svg:height="2.507cm" svg:x="21.25cm" svg:y="3.173cm">
          <draw:image xlink:href="Pictures/10000000000002A2000001450B4050633658A9F5.png" xlink:type="simple" xlink:show="embed" xlink:actuate="onLoad" draw:mime-type="image/png">
            <text:p/>
          </draw:image>
        </draw:frame>
        <draw:frame draw:style-name="gr6" draw:text-style-name="P1" draw:layer="layout" svg:width="5.939cm" svg:height="6.427cm" svg:x="20.761cm" svg:y="13.273cm">
          <draw:image xlink:href="Pictures/1000000000000192000001B38AA0C41B7CDEC440.png" xlink:type="simple" xlink:show="embed" xlink:actuate="onLoad" draw:mime-type="image/png">
            <text:p/>
          </draw:image>
        </draw:frame>
        <draw:frame draw:style-name="gr6" draw:text-style-name="P1" draw:layer="layout" svg:width="5.341cm" svg:height="5.291cm" svg:x="12.359cm" svg:y="14.373cm">
          <draw:image xlink:href="Pictures/10000000000001AF000001ABB3D7533467E56C96.png" xlink:type="simple" xlink:show="embed" xlink:actuate="onLoad" draw:mime-type="image/png">
            <text:p/>
          </draw:image>
        </draw:frame>
        <draw:frame draw:style-name="gr6" draw:text-style-name="P1" draw:layer="layout" svg:width="8.4cm" svg:height="5.8cm" svg:x="1.75cm" svg:y="2.073cm">
          <draw:image xlink:href="Pictures/100000000000007D000000B1F4BD8FB570851B4F.png" xlink:type="simple" xlink:show="embed" xlink:actuate="onLoad" draw:mime-type="image/png">
            <text:p/>
          </draw:image>
        </draw:frame>
        <draw:frame draw:style-name="gr3" draw:text-style-name="P4" draw:layer="layout" svg:width="4.511cm" svg:height="0.395cm" svg:x="4.439cm" svg:y="1.373cm">
          <draw:text-box>
            <text:p>835835 <text:s text:c="3"/>58x83mm</text:p>
          </draw:text-box>
        </draw:frame>
        <draw:frame draw:style-name="gr6" draw:text-style-name="P1" draw:layer="layout" svg:width="5.2cm" svg:height="2.507cm" svg:x="3.35cm" svg:y="2.516cm">
          <draw:image xlink:href="Pictures/10000000000002A2000001450B4050633658A9F5.png" xlink:type="simple" xlink:show="embed" xlink:actuate="onLoad" draw:mime-type="image/png">
            <text:p/>
          </draw:image>
        </draw:frame>
        <draw:g>
          <draw:custom-shape draw:style-name="gr8" draw:text-style-name="P1" draw:layer="layout" svg:width="5.9cm" svg:height="1.8cm" svg:x="3.35cm" svg:y="10.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5.25cm" svg:height="2.5cm" svg:x="3.675cm" svg:y="9.8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0" draw:text-style-name="P1" draw:layer="layout" svg:width="0.3cm" svg:height="0.3cm" svg:x="3.2cm" svg:y="10.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9" draw:layer="layout" svg:x1="3.15cm" svg:y1="10.2cm" svg:x2="3.55cm" svg:y2="10.2cm">
              <text:p/>
            </draw:line>
            <draw:line draw:style-name="gr11" draw:text-style-name="P9" draw:layer="layout" svg:x1="3.35cm" svg:y1="10.4cm" svg:x2="3.35cm" svg:y2="10cm">
              <text:p/>
            </draw:line>
          </draw:g>
          <draw:g>
            <draw:custom-shape draw:style-name="gr10" draw:text-style-name="P1" draw:layer="layout" svg:width="0.3cm" svg:height="0.3cm" svg:x="3.2cm" svg:y="11.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9" draw:layer="layout" svg:x1="3.15cm" svg:y1="12cm" svg:x2="3.55cm" svg:y2="12cm">
              <text:p/>
            </draw:line>
            <draw:line draw:style-name="gr11" draw:text-style-name="P9" draw:layer="layout" svg:x1="3.35cm" svg:y1="12.2cm" svg:x2="3.35cm" svg:y2="11.8cm">
              <text:p/>
            </draw:line>
          </draw:g>
          <draw:g>
            <draw:custom-shape draw:style-name="gr10" draw:text-style-name="P1" draw:layer="layout" svg:width="0.3cm" svg:height="0.3cm" svg:x="9.1cm" svg:y="10.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9" draw:layer="layout" svg:x1="9.05cm" svg:y1="10.2cm" svg:x2="9.45cm" svg:y2="10.2cm">
              <text:p/>
            </draw:line>
            <draw:line draw:style-name="gr11" draw:text-style-name="P9" draw:layer="layout" svg:x1="9.25cm" svg:y1="10.4cm" svg:x2="9.25cm" svg:y2="10cm">
              <text:p/>
            </draw:line>
          </draw:g>
          <draw:g>
            <draw:custom-shape draw:style-name="gr10" draw:text-style-name="P1" draw:layer="layout" svg:width="0.3cm" svg:height="0.3cm" svg:x="9.1cm" svg:y="11.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9" draw:layer="layout" svg:x1="9.05cm" svg:y1="12cm" svg:x2="9.45cm" svg:y2="12cm">
              <text:p/>
            </draw:line>
            <draw:line draw:style-name="gr11" draw:text-style-name="P9" draw:layer="layout" svg:x1="9.25cm" svg:y1="12.2cm" svg:x2="9.25cm" svg:y2="11.8cm">
              <text:p/>
            </draw:line>
          </draw:g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_32__20_Dots_20_1_20_Dash_20_1" draw:display-name="2 Dots 1 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loext:opacity="100%" style:font-name="Times New Roman1" fo:font-size="24pt" fo:language="en" fo:country="US" style:font-name-asian="Lucida Sans Unicode1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_32__20_Dots_20_1_20_Dash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3" fo:font-family="Arial" style:font-style-name="Standard" style:font-family-generic="swiss" style:font-pitch="variable" fo:font-size="10pt" fo:text-shadow="none" style:text-underline-style="none" style:font-name-complex="Arial Unicode MS2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 draw:display="none"/>
      <draw:layer draw:name="measurelines" draw:display="none"/>
      <draw:layer draw:name="Fotos" draw:display="screen"/>
      <draw:layer draw:name="Frontdruck"/>
      <draw:layer draw:name="Bohrlehre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3.7.2$Windows_X86_64 LibreOffice_project/e114eadc50a9ff8d8c8a0567d6da8f454beeb84f</meta:generator>
    <meta:creation-date>2002-06-15T11:26:19</meta:creation-date>
    <dc:date>2023-01-10T12:55:21.878000000</dc:date>
    <meta:editing-cycles>385</meta:editing-cycles>
    <meta:editing-duration>P16DT16H6M49S</meta:editing-duration>
    <meta:print-date>2021-09-17T13:31:14.305000000</meta:print-date>
    <meta:document-statistic meta:object-count="35"/>
    <meta:user-defined meta:name="Info 1"/>
    <meta:user-defined meta:name="Info 2"/>
    <meta:user-defined meta:name="Info 3"/>
    <meta:user-defined meta:name="Info 4"/>
  </office:meta>
</office:document-meta>
</file>